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_20_2" svg:stroke-width="0cm" draw:stroke-linejoin="none" svg:stroke-linecap="butt" draw:fill="solid" draw:fill-color="#006600" draw:textarea-horizontal-align="center" draw:textarea-vertical-align="middle"/>
    </style:style>
    <style:style style:name="gr3" style:family="graphic" style:parent-style-name="standard">
      <style:graphic-properties draw:stroke="solid" draw:stroke-dash="Dash_20_2" svg:stroke-width="1.016cm" svg:stroke-color="#ffffff" draw:marker-start-width="0.908cm" draw:marker-end-width="0.908cm" draw:stroke-linejoin="round" svg:stroke-linecap="butt" draw:textarea-horizontal-align="center" draw:textarea-vertical-align="middle" fo:padding-top="0.508cm" fo:padding-bottom="0.508cm" fo:padding-left="0.508cm" fo:padding-right="0.50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7.271cm" svg:height="17.271cm" svg:x="2.081cm" svg:y="4.712cm" svg:viewBox="0 0 17272 17272" svg:d="M2878 0c-1440 0-2878 1439-2878 2878v11516c0 1440 1438 2878 2878 2878h11515c1440 0 2879-1438 2879-2878v-11516c0-1439-1439-2878-2879-2878z">
          <text:p/>
        </draw:path>
        <draw:path draw:style-name="gr2" draw:text-style-name="P1" draw:layer="layout" svg:width="16.509cm" svg:height="16.509cm" svg:x="2.513cm" svg:y="5.162cm" svg:viewBox="0 0 16510 16510" svg:d="M2751 0c-1376 0-2751 1375-2751 2751v11008c0 1376 1375 2751 2751 2751h11007c1376 0 2752-1375 2752-2751v-11008c0-1376-1376-2751-2752-2751z">
          <text:p/>
        </draw:path>
        <draw:line draw:style-name="gr3" draw:text-style-name="P1" draw:layer="layout" svg:x1="4.175cm" svg:y1="17.151cm" svg:x2="11.013cm" svg:y2="7.059cm">
          <text:p/>
        </draw:line>
        <draw:line draw:style-name="gr3" draw:text-style-name="P1" draw:layer="layout" svg:x1="7.094cm" svg:y1="17.635cm" svg:x2="12.789cm" svg:y2="7.996cm">
          <text:p/>
        </draw:line>
        <draw:line draw:style-name="gr3" draw:text-style-name="P1" draw:layer="layout" svg:x1="15.552cm" svg:y1="16.929cm" svg:x2="7.41cm" svg:y2="8.54cm">
          <text:p/>
        </draw:line>
        <draw:line draw:style-name="gr3" draw:text-style-name="P1" draw:layer="layout" svg:x1="17.724cm" svg:y1="17.274cm" svg:x2="10.618cm" svg:y2="6.812cm">
          <text:p/>
        </draw:line>
        <draw:line draw:style-name="gr3" draw:text-style-name="P1" draw:layer="layout" svg:x1="13.089cm" svg:y1="17.734cm" svg:x2="4.895cm" svg:y2="12.537cm">
          <text:p/>
        </draw:line>
        <draw:line draw:style-name="gr3" draw:text-style-name="P1" draw:layer="layout" svg:x1="10.696cm" svg:y1="17.883cm" svg:x2="15.7cm" svg:y2="11.3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0-03T13:52:59</dc:date>
    <meta:generator>OpenOffice/4.1.0$Unix OpenOffice.org_project/410m18$Build-9764</meta:generator>
    <meta:editing-duration>PT3M54S</meta:editing-duration>
    <meta:editing-cycles>1</meta:editing-cycles>
    <meta:document-statistic meta:object-count="8"/>
  </office:meta>
</office:document-meta>
</file>